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atching PyQt5 toturials each day </text:span></text:p>
      <text:p text:style-name="P1"><text:span text:style-name="T1">learning its attributes and implementations</text:span></text:p>
      <text:p text:style-name="P1"><draw:frame text:anchor-type="as-char" svg:width="50.01mm" svg:height="50.01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